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2e7b" officeooo:paragraph-rsid="00092e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227622" text:style-name="L1">
        <text:list-header>
          <text:p text:style-name="P1">Tareas a hacer en la realidad para seguir con el sistema :</text:p>
        </text:list-header>
        <text:list-item>
          <text:p text:style-name="P1">Controlar que los precios de la lista, sean los que corresponden</text:p>
        </text:list-item>
        <text:list-item>
          <text:p text:style-name="P1">Numerar espacios físicos, para manejar la ubicación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08:26:28.815808383</meta:creation-date>
    <dc:date>2020-12-15T08:28:20.855161404</dc:date>
    <meta:editing-duration>PT2M13S</meta:editing-duration>
    <meta:editing-cycles>1</meta:editing-cycles>
    <meta:document-statistic meta:table-count="0" meta:image-count="0" meta:object-count="0" meta:page-count="1" meta:paragraph-count="4" meta:word-count="33" meta:character-count="179" meta:non-whitespace-character-count="152"/>
    <meta:generator>LibreOffice/6.4.6.2$Linux_X86_64 LibreOffice_project/40$Build-2</meta:generator>
  </office:meta>
</office:document-meta>
</file>